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e70b" officeooo:paragraph-rsid="000ee70b"/>
    </style:style>
    <style:style style:name="P2" style:family="paragraph" style:parent-style-name="Standard">
      <style:text-properties officeooo:rsid="000f3bac" officeooo:paragraph-rsid="000f3bac"/>
    </style:style>
    <style:style style:name="P3" style:family="paragraph" style:parent-style-name="Standard">
      <style:text-properties officeooo:rsid="0010cee1" officeooo:paragraph-rsid="0010cee1"/>
    </style:style>
    <style:style style:name="P4" style:family="paragraph" style:parent-style-name="Standard">
      <style:text-properties officeooo:rsid="0010d092" officeooo:paragraph-rsid="0010d092"/>
    </style:style>
    <style:style style:name="P5" style:family="paragraph" style:parent-style-name="Standard">
      <style:text-properties officeooo:rsid="0011f464" officeooo:paragraph-rsid="0011f464"/>
    </style:style>
    <style:style style:name="P6" style:family="paragraph" style:parent-style-name="Standard">
      <style:text-properties officeooo:rsid="0013bb0a" officeooo:paragraph-rsid="0013bb0a"/>
    </style:style>
    <style:style style:name="P7" style:family="paragraph" style:parent-style-name="Standard">
      <style:text-properties officeooo:rsid="00154914" officeooo:paragraph-rsid="00154914"/>
    </style:style>
    <style:style style:name="P8" style:family="paragraph" style:parent-style-name="Preformatted_20_Text">
      <style:text-properties fo:font-variant="normal" fo:text-transform="none" fo:color="#000000" fo:letter-spacing="normal" fo:font-style="normal" fo:font-weight="normal" officeooo:rsid="0010cee1" officeooo:paragraph-rsid="0010cee1"/>
    </style:style>
    <style:style style:name="P9" style:family="paragraph" style:parent-style-name="Preformatted_20_Text">
      <style:text-properties fo:font-variant="normal" fo:text-transform="none" fo:color="#000000" fo:letter-spacing="normal" fo:font-style="normal" fo:font-weight="normal" officeooo:rsid="000ee70b" officeooo:paragraph-rsid="000ee70b"/>
    </style:style>
    <style:style style:name="P10" style:family="paragraph" style:parent-style-name="Preformatted_20_Text">
      <style:text-properties fo:font-variant="normal" fo:text-transform="none" fo:color="#000000" fo:letter-spacing="normal" fo:font-style="normal" fo:font-weight="normal" officeooo:rsid="001572a4" officeooo:paragraph-rsid="00157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sh -p12353 -l wfei26 localhost </text:p>
      <text:p text:style-name="P7"/>
      <text:p text:style-name="P1">Open KVM:</text:p>
      <text:p text:style-name="P1">ssh -Y cycle1.eecs.ku.edu </text:p>
      <text:p text:style-name="P9">qemu-kvm -hda fei.qcow -m 512M</text:p>
      <text:p text:style-name="P10">qemu-kvm -hda fei.qcow -m 512M -redir tcp:12353::22</text:p>
      <text:p text:style-name="P10"/>
      <text:p text:style-name="P10">ssh -p12353 -l wfei26 localhost</text:p>
      <text:p text:style-name="P2"/>
      <text:p text:style-name="P2"/>
      <text:p text:style-name="P2">copy folder into vm:</text:p>
      <text:p text:style-name="P2">scp -r <text:a xlink:type="simple" xlink:href="mailto:wfei26@cycle1.eecs.ku.edu">wfei26@cycle1.eecs.ku.edu</text:a>:/home/wfei26/2015Spring/EECS678/Project2/linux-2.6.32.60 /home/wfei26</text:p>
      <text:p text:style-name="P2"/>
      <text:p text:style-name="P3">build:</text:p>
      <text:p text:style-name="P3">kvm-kernel-build 1</text:p>
      <text:p text:style-name="P3"/>
      <text:p text:style-name="P6">install kernel:</text:p>
      <text:p text:style-name="P8">sudo dpkg -i linux-image-2.6.32.60_1_i386.deb</text:p>
      <text:p text:style-name="P3"/>
      <text:p text:style-name="P3"/>
      <text:p text:style-name="P4">reinstall:</text:p>
      <text:p text:style-name="P4">sudo reinstall-kernel linux_image-2.6.32.60_1_i386.deb</text:p>
      <text:p text:style-name="P4"/>
      <text:p text:style-name="P4"/>
      <text:p text:style-name="P5">sudo halt</text:p>
      <text:p text:style-name="P5">(restart system)</text:p>
      <text:p text:style-name="P5"/>
      <text:p text:style-name="P5">./thread_runner --quantum 2 -s other_rr 4 6000k</text:p>
      <text:p text:style-name="P5"/>
      <text:p text:style-name="P5">./thread_runner -s normal 4 6000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Fei</meta:initial-creator>
    <meta:creation-date>2015-04-22T16:54:47.557971075</meta:creation-date>
    <dc:date>2015-04-24T00:21:36.286120856</dc:date>
    <meta:editing-duration>PT1H47M38S</meta:editing-duration>
    <meta:editing-cycles>6</meta:editing-cycles>
    <meta:generator>LibreOffice/4.2.8.2$Linux_X86_64 LibreOffice_project/420$Build-2</meta:generator>
    <meta:document-statistic meta:table-count="0" meta:image-count="0" meta:object-count="0" meta:page-count="1" meta:paragraph-count="18" meta:word-count="65" meta:character-count="556" meta:non-whitespace-character-count="506"/>
  </office:meta>
</office:document-meta>
</file>